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ee95a" officeooo:paragraph-rsid="000ee95a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5pt" fo:font-weight="bold" officeooo:rsid="000ee95a" officeooo:paragraph-rsid="000ee95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officeooo:rsid="000ee95a" officeooo:paragraph-rsid="000ee95a" style:font-size-asian="15pt" style:font-size-complex="15pt"/>
    </style:style>
    <style:style style:name="P4" style:family="paragraph" style:parent-style-name="Standard">
      <style:text-properties fo:font-size="13pt" fo:font-weight="normal" officeooo:rsid="000ee95a" officeooo:paragraph-rsid="000ee95a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0ee95a" officeooo:paragraph-rsid="000ee95a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bold" officeooo:rsid="000ee95a" officeooo:paragraph-rsid="000ee95a" style:font-size-asian="13pt" style:font-weight-asian="bold" style:font-size-complex="13pt" style:font-weight-complex="bold"/>
    </style:style>
    <style:style style:name="P7" style:family="paragraph" style:parent-style-name="Standard">
      <style:text-properties style:text-underline-style="none" officeooo:rsid="000ee95a" officeooo:paragraph-rsid="00100a37"/>
    </style:style>
    <style:style style:name="P8" style:family="paragraph" style:parent-style-name="Standard">
      <style:text-properties officeooo:paragraph-rsid="000ee95a"/>
    </style:style>
    <style:style style:name="P9" style:family="paragraph" style:parent-style-name="Standard">
      <style:text-properties officeooo:paragraph-rsid="0015900e"/>
    </style:style>
    <style:style style:name="P10" style:family="paragraph" style:parent-style-name="Standard">
      <style:text-properties officeooo:rsid="00173517" officeooo:paragraph-rsid="00173517"/>
    </style:style>
    <style:style style:name="P11" style:family="paragraph" style:parent-style-name="Standard">
      <style:text-properties officeooo:paragraph-rsid="001899c7"/>
    </style:style>
    <style:style style:name="P12" style:family="paragraph" style:parent-style-name="Standard">
      <style:text-properties officeooo:paragraph-rsid="00199bea"/>
    </style:style>
    <style:style style:name="P13" style:family="paragraph" style:parent-style-name="Standard">
      <style:text-properties officeooo:paragraph-rsid="0019bdf2"/>
    </style:style>
    <style:style style:name="P14" style:family="paragraph" style:parent-style-name="Standard">
      <style:text-properties officeooo:rsid="0019bdf2" officeooo:paragraph-rsid="0019bdf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officeooo:rsid="0015900e" style:font-size-asian="13pt" style:font-weight-asian="bold" style:font-size-complex="13pt" style:font-weight-complex="bold"/>
    </style:style>
    <style:style style:name="T6" style:family="text">
      <style:text-properties fo:font-size="13pt" style:text-underline-style="none" fo:font-weight="bold" officeooo:rsid="000ee95a" style:font-size-asian="13pt" style:font-weight-asian="bold" style:font-size-complex="13pt" style:font-weight-complex="bold"/>
    </style:style>
    <style:style style:name="T7" style:family="text">
      <style:text-properties fo:font-size="13pt" style:text-underline-style="none" fo:font-weight="bold" officeooo:rsid="0019bdf2" style:font-size-asian="13pt" style:font-weight-asian="bold" style:font-size-complex="13pt" style:font-weight-complex="bold"/>
    </style:style>
    <style:style style:name="T8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9" style:family="text">
      <style:text-properties fo:font-size="13pt" style:text-underline-style="solid" style:text-underline-width="auto" style:text-underline-color="font-color" fo:font-weight="bold" officeooo:rsid="000ee95a" style:font-size-asian="13pt" style:font-weight-asian="bold" style:font-size-complex="13pt" style:font-weight-complex="bold"/>
    </style:style>
    <style:style style:name="T10" style:family="text">
      <style:text-properties fo:font-size="13pt" style:text-underline-style="solid" style:text-underline-width="auto" style:text-underline-color="font-color" fo:font-weight="bold" officeooo:rsid="0015900e" style:font-size-asian="13pt" style:font-weight-asian="bold" style:font-size-complex="13pt" style:font-weight-complex="bold"/>
    </style:style>
    <style:style style:name="T11" style:family="text">
      <style:text-properties fo:font-size="13pt" style:text-underline-style="solid" style:text-underline-width="auto" style:text-underline-color="font-color" fo:font-weight="bold" officeooo:rsid="001899c7" style:font-size-asian="13pt" style:font-weight-asian="bold" style:font-size-complex="13pt" style:font-weight-complex="bold"/>
    </style:style>
    <style:style style:name="T12" style:family="text">
      <style:text-properties fo:font-size="13pt" style:text-underline-style="solid" style:text-underline-width="auto" style:text-underline-color="font-color" fo:font-weight="bold" officeooo:rsid="00199bea" style:font-size-asian="13pt" style:font-weight-asian="bold" style:font-size-complex="13pt" style:font-weight-complex="bold"/>
    </style:style>
    <style:style style:name="T13" style:family="text">
      <style:text-properties fo:font-size="13pt" style:text-underline-style="solid" style:text-underline-width="auto" style:text-underline-color="font-color" fo:font-weight="bold" officeooo:rsid="0019bdf2" style:font-size-asian="13pt" style:font-weight-asian="bold" style:font-size-complex="13pt" style:font-weight-complex="bold"/>
    </style:style>
    <style:style style:name="T14" style:family="text">
      <style:text-properties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5900e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0ee95a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173517" style:font-size-asian="13pt" style:font-weight-asian="normal" style:font-size-complex="13pt" style:font-weight-complex="normal"/>
    </style:style>
    <style:style style:name="T18" style:family="text">
      <style:text-properties fo:font-size="13pt" fo:font-weight="normal" officeooo:rsid="001899c7" style:font-size-asian="13pt" style:font-weight-asian="normal" style:font-size-complex="13pt" style:font-weight-complex="normal"/>
    </style:style>
    <style:style style:name="T19" style:family="text">
      <style:text-properties fo:font-size="13pt" fo:font-weight="normal" officeooo:rsid="00199bea" style:font-size-asian="13pt" style:font-weight-asian="normal" style:font-size-complex="13pt" style:font-weight-complex="normal"/>
    </style:style>
    <style:style style:name="T20" style:family="text">
      <style:text-properties fo:font-size="13pt" fo:font-weight="normal" officeooo:rsid="0019bdf2" style:font-size-asian="13pt" style:font-weight-asian="normal" style:font-size-complex="13pt" style:font-weight-complex="normal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13pt" fo:font-weight="bold" officeooo:rsid="000ee95a" style:font-size-asian="13pt" style:font-weight-asian="bold" style:font-size-complex="13pt" style:font-weight-complex="bold"/>
    </style:style>
    <style:style style:name="T23" style:family="text">
      <style:text-properties fo:font-size="13pt" fo:font-weight="bold" officeooo:rsid="0015900e" style:font-size-asian="13pt" style:font-weight-asian="bold" style:font-size-complex="13pt" style:font-weight-complex="bold"/>
    </style:style>
    <style:style style:name="T24" style:family="text">
      <style:text-properties fo:font-size="13pt" fo:font-weight="bold" officeooo:rsid="00173517" style:font-size-asian="13pt" style:font-weight-asian="bold" style:font-size-complex="13pt" style:font-weight-complex="bold"/>
    </style:style>
    <style:style style:name="T25" style:family="text">
      <style:text-properties fo:font-size="13pt" fo:font-weight="bold" officeooo:rsid="001899c7" style:font-size-asian="13pt" style:font-weight-asian="bold" style:font-size-complex="13pt" style:font-weight-complex="bold"/>
    </style:style>
    <style:style style:name="T26" style:family="text">
      <style:text-properties fo:font-size="13pt" fo:font-weight="bold" officeooo:rsid="00199bea" style:font-size-asian="13pt" style:font-weight-asian="bold" style:font-size-complex="13pt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00a37" style:font-weight-asian="normal" style:font-weight-complex="normal"/>
    </style:style>
    <style:style style:name="T30" style:family="text">
      <style:text-properties officeooo:rsid="0015900e"/>
    </style:style>
    <style:style style:name="T31" style:family="text">
      <style:text-properties fo:color="#c9211e" loext:opacity="100%" fo:font-size="13pt" fo:font-weight="normal" officeooo:rsid="000ee95a" style:font-size-asian="13pt" style:font-weight-asian="normal" style:font-size-complex="13pt" style:font-weight-complex="normal"/>
    </style:style>
    <style:style style:name="T32" style:family="text">
      <style:text-properties fo:color="#c9211e" loext:opacity="100%" fo:font-size="13pt" fo:font-weight="normal" officeooo:rsid="0019bdf2" style:font-size-asian="13pt" style:font-weight-asian="normal" style:font-size-complex="13pt" style:font-weight-complex="normal"/>
    </style:style>
    <style:style style:name="T33" style:family="text">
      <style:text-properties fo:color="#c9211e" loext:opacity="100%" fo:font-size="13pt" style:text-underline-style="solid" style:text-underline-width="auto" style:text-underline-color="font-color" fo:font-weight="bold" officeooo:rsid="000ee95a" style:font-size-asian="13pt" style:font-weight-asian="bold" style:font-size-complex="13pt" style:font-weight-complex="bold"/>
    </style:style>
    <style:style style:name="T34" style:family="text">
      <style:text-properties fo:color="#c9211e" loext:opacity="100%" fo:font-size="13pt" style:text-underline-style="solid" style:text-underline-width="auto" style:text-underline-color="font-color" fo:font-weight="bold" officeooo:rsid="0015900e" style:font-size-asian="13pt" style:font-weight-asian="bold" style:font-size-complex="13pt" style:font-weight-complex="bold"/>
    </style:style>
    <style:style style:name="T35" style:family="text">
      <style:text-properties fo:color="#c9211e" loext:opacity="100%" fo:font-size="13pt" style:text-underline-style="solid" style:text-underline-width="auto" style:text-underline-color="font-color" fo:font-weight="normal" officeooo:rsid="000ee95a" style:font-size-asian="13pt" style:font-weight-asian="normal" style:font-size-complex="13pt" style:font-weight-complex="normal"/>
    </style:style>
    <style:style style:name="T36" style:family="text">
      <style:text-properties fo:color="#c9211e" loext:opacity="100%"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37" style:family="text">
      <style:text-properties fo:color="#c9211e" loext:opacity="100%" fo:font-size="13pt" style:text-underline-style="none" fo:font-weight="bold" officeooo:rsid="0015900e" style:font-size-asian="13pt" style:font-weight-asian="bold" style:font-size-complex="13pt" style:font-weight-complex="bold"/>
    </style:style>
    <style:style style:name="T38" style:family="text">
      <style:text-properties fo:color="#c9211e" loext:opacity="100%" fo:font-size="13pt" style:text-underline-style="none" fo:font-weight="bold" officeooo:rsid="000ee95a" style:font-size-asian="13pt" style:font-weight-asian="bold" style:font-size-complex="13pt" style:font-weight-complex="bold"/>
    </style:style>
    <style:style style:name="T39" style:family="text">
      <style:text-properties officeooo:rsid="00199bea"/>
    </style:style>
    <style:style style:name="T40" style:family="text">
      <style:text-properties officeooo:rsid="0019bd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<text:span text:style-name="T30">MLD COMITE D’ENTREPRISE</text:span></text:p>
      <text:p text:style-name="P3"/>
      <text:p text:style-name="P3"/>
      <text:p text:style-name="P2"/>
      <text:p text:style-name="P1"/>
      <text:p text:style-name="P1"/>
      <text:p text:style-name="P8"><text:span text:style-name="T15">ETABLISSEMENT</text:span><text:span text:style-name="T16"> (</text:span><text:span text:style-name="T22"> </text:span><text:span text:style-name="T10">etab</text:span><text:span text:style-name="T9">_</text:span><text:span text:style-name="T10">id</text:span><text:span text:style-name="T16"> </text:span><text:span text:style-name="T15">etab_adresse</text:span><text:span text:style-name="T16">, </text:span><text:span text:style-name="T15">etab_n</text:span><text:span text:style-name="T16">om )</text:span></text:p>
      <text:p text:style-name="P8"><text:span text:style-name="T16"/></text:p>
      <text:p text:style-name="P14"><text:span text:style-name="T16">T</text:span><text:span text:style-name="T14">RANCHE_IMPOT ( </text:span><text:span text:style-name="T8">tranche_id</text:span><text:span text:style-name="T4">, tranche_seuil )</text:span></text:p>
      <text:p text:style-name="P8"><text:span text:style-name="T16"/></text:p>
      <text:p text:style-name="P13"><text:span text:style-name="T15">SALARIE</text:span><text:span text:style-name="T16"> ( </text:span><text:span text:style-name="T10">matricule</text:span><text:span text:style-name="T15">, salarie_nom, salarie_prenom, salarie_adresse, </text:span><text:span text:style-name="T22"><text:s/></text:span><text:span text:style-name="T23">#</text:span><text:span text:style-name="T5">etab</text:span><text:span text:style-name="T6">_</text:span><text:span text:style-name="T5">id</text:span><text:span text:style-name="T16"> , </text:span><text:span text:style-name="T20">#</text:span><text:span text:style-name="T7">tranche_id</text:span><text:span text:style-name="T16">)</text:span></text:p>
      <text:p text:style-name="P9"><text:span text:style-name="T16"/></text:p>
      <text:p text:style-name="P13"><text:span text:style-name="T32">MARIE_A</text:span><text:span text:style-name="T31"> ( </text:span><text:span text:style-name="T33">#id_buveur</text:span><text:span text:style-name="T38">,</text:span><text:span text:style-name="T36"> #</text:span><text:span text:style-name="T37">matricule</text:span><text:span text:style-name="T36"> )</text:span></text:p>
      <text:p text:style-name="P9"><text:span text:style-name="T16"/></text:p>
      <text:p text:style-name="P10"><text:span text:style-name="T16">E</text:span><text:span text:style-name="T14">NFANT ( </text:span><text:span text:style-name="T8">enfant_id</text:span><text:span text:style-name="T14">, enfant_nom, enfant_prenom, enfant_dateNaiss, </text:span><text:span text:style-name="T21">#matricule</text:span><text:span text:style-name="T14"> )</text:span></text:p>
      <text:p text:style-name="P10"><text:span text:style-name="T14"/></text:p>
      <text:p text:style-name="P11"><text:span text:style-name="T17">Bulletin_Cad ( </text:span><text:span text:style-name="T25">b</text:span><text:span text:style-name="T11">ulletinCad_id</text:span><text:span text:style-name="T17">, </text:span><text:span text:style-name="T18">bulletinCad_livraison, bulletinCad_reception</text:span><text:span text:style-name="T17">, #</text:span><text:span text:style-name="T24">enfant_id</text:span><text:span text:style-name="T17"> </text:span><text:span text:style-name="T24">, </text:span><text:span text:style-name="T25">#cadeau_id </text:span><text:span text:style-name="T17">)</text:span></text:p>
      <text:p text:style-name="P11"><text:span text:style-name="T17"/></text:p>
      <text:p text:style-name="P11"><text:span text:style-name="T18">CADEAU </text:span><text:span text:style-name="T17">( </text:span><text:span text:style-name="T18">c</text:span><text:span text:style-name="T11">adeau_id</text:span><text:span text:style-name="T25"> , </text:span><text:span text:style-name="T18">bulletinCad_id</text:span><text:span text:style-name="T17">, </text:span><text:span text:style-name="T18">bulletinCad_livraison, bulletinCad_reception</text:span><text:span text:style-name="T17">, #</text:span><text:span text:style-name="T24">enfant_id</text:span><text:span text:style-name="T17"> </text:span><text:span text:style-name="T24">, </text:span><text:span text:style-name="T25">#fournisseur_id </text:span><text:span text:style-name="T17">)</text:span></text:p>
      <text:p text:style-name="P11"><text:span text:style-name="T17"/></text:p>
      <text:p text:style-name="P11"><text:span text:style-name="T18">FOURNISSEUR </text:span><text:span text:style-name="T17">( </text:span><text:span text:style-name="T11">fournisseur_id </text:span><text:span text:style-name="T25">, </text:span><text:span text:style-name="T18">fournisseur_nom, fournisseur_adresse </text:span><text:span text:style-name="T17">)</text:span></text:p>
      <text:p text:style-name="P11"><text:span text:style-name="T17"/></text:p>
      <text:p text:style-name="P11"><text:span text:style-name="T17">Bulletin_</text:span><text:span text:style-name="T18">V</text:span><text:span text:style-name="T19">AC</text:span><text:span text:style-name="T17"> ( </text:span><text:span text:style-name="T25">b</text:span><text:span text:style-name="T11">ulletinVac_id</text:span><text:span text:style-name="T17">, </text:span><text:span text:style-name="T18">bulletinvac_livraison, bulletinVac_reception</text:span><text:span text:style-name="T17">, #</text:span><text:span text:style-name="T24">enfant_id</text:span><text:span text:style-name="T17"> </text:span><text:span text:style-name="T24">, </text:span><text:span text:style-name="T25">#vacance_id </text:span><text:span text:style-name="T17">)</text:span></text:p>
      <text:p text:style-name="P11"><text:span text:style-name="T17"/></text:p>
      <text:p text:style-name="P12"><text:span text:style-name="T19">CENTRE</text:span><text:span text:style-name="T17">_</text:span><text:span text:style-name="T18">V</text:span><text:span text:style-name="T19">AC</text:span><text:span text:style-name="T17"> ( </text:span><text:span text:style-name="T12">centre_id</text:span><text:span text:style-name="T17">, </text:span><text:span text:style-name="T19">centre_nom, adresse_centre, prix_centre, tranche_age</text:span><text:span text:style-name="T24">, </text:span><text:span text:style-name="T25">#vacance_id </text:span><text:span text:style-name="T17">)</text:span></text:p>
      <text:p text:style-name="P4"/>
      <text:p text:style-name="P1"><text:span text:style-name="T28"/></text:p>
      <text:p text:style-name="P5"/>
      <text:p text:style-name="P1"><text:span text:style-name="T29"/></text:p>
      <text:p text:style-name="P5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1:58:27.275645276</meta:creation-date>
    <dc:date>2020-10-30T14:59:58.120830589</dc:date>
    <meta:editing-duration>PT17M2S</meta:editing-duration>
    <meta:editing-cycles>5</meta:editing-cycles>
    <meta:generator>LibreOffice/7.0.2.2$Linux_X86_64 LibreOffice_project/00$Build-2</meta:generator>
    <meta:document-statistic meta:table-count="0" meta:image-count="0" meta:object-count="0" meta:page-count="1" meta:paragraph-count="11" meta:word-count="82" meta:character-count="803" meta:non-whitespace-character-count="731"/>
  </office:meta>
</office:document-meta>
</file>